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29cm" table:align="left"/>
    </style:style>
    <style:style style:name="Tabla1.A" style:family="table-column">
      <style:table-column-properties style:column-width="5.286cm"/>
    </style:style>
    <style:style style:name="Tabla1.B" style:family="table-column">
      <style:table-column-properties style:column-width="3.00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7.535cm" table:align="left"/>
    </style:style>
    <style:style style:name="Tabla2.A" style:family="table-column">
      <style:table-column-properties style:column-width="5.182cm"/>
    </style:style>
    <style:style style:name="Tabla2.B" style:family="table-column">
      <style:table-column-properties style:column-width="2.353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2">
      <style:text-properties officeooo:rsid="000369af" officeooo:paragraph-rsid="000369af"/>
    </style:style>
    <style:style style:name="P14" style:family="paragraph" style:parent-style-name="Text_20_body" style:list-style-name="L13">
      <style:text-properties fo:font-weight="bold" officeooo:rsid="000369af" officeooo:paragraph-rsid="000369af" style:font-weight-asian="bold" style:font-weight-complex="bold"/>
    </style:style>
    <style:style style:name="P15" style:family="paragraph" style:parent-style-name="Text_20_body" style:list-style-name="L13">
      <style:text-properties fo:font-weight="normal" officeooo:rsid="000369af" officeooo:paragraph-rsid="000369af" style:font-weight-asian="normal" style:font-weight-complex="normal"/>
    </style:style>
    <style:style style:name="P16" style:family="paragraph" style:parent-style-name="Text_20_body" style:list-style-name="L13">
      <style:text-properties fo:font-style="normal" fo:font-weight="normal" officeooo:rsid="000369af" officeooo:paragraph-rsid="000369af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3"/>
    <style:style style:name="P18" style:family="paragraph" style:parent-style-name="Text_20_body" style:list-style-name="L14">
      <style:text-properties officeooo:rsid="000369af" officeooo:paragraph-rsid="000369af"/>
    </style:style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Text_20_body" style:list-style-name="L18"/>
    <style:style style:name="P24" style:family="paragraph" style:parent-style-name="Text_20_body" style:list-style-name="L19"/>
    <style:style style:name="P25" style:family="paragraph" style:parent-style-name="Heading_20_2">
      <style:text-properties officeooo:paragraph-rsid="0005fe65"/>
    </style:style>
    <style:style style:name="P26" style:family="paragraph" style:parent-style-name="Text_20_body">
      <style:text-properties officeooo:paragraph-rsid="0005fe65"/>
    </style:style>
    <style:style style:name="P27" style:family="paragraph" style:parent-style-name="Table_20_Contents">
      <style:text-properties officeooo:rsid="00059567" officeooo:paragraph-rsid="00059567"/>
    </style:style>
    <style:style style:name="T1" style:family="text">
      <style:text-properties officeooo:rsid="00021da8"/>
    </style:style>
    <style:style style:name="T2" style:family="text">
      <style:text-properties officeooo:rsid="000369af"/>
    </style:style>
    <style:style style:name="T3" style:family="text">
      <style:text-properties officeooo:rsid="0005fe65"/>
    </style:style>
    <style:style style:name="T4" style:family="text">
      <style:text-properties officeooo:rsid="0007956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79560" style:font-weight-asian="bold" style:font-weight-complex="bold"/>
    </style:style>
    <style:style style:name="T7" style:family="text">
      <style:text-properties fo:font-weight="bold" officeooo:rsid="0005fe6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5fe65" style:font-weight-asian="normal" style:font-weight-complex="normal"/>
    </style:style>
    <style:style style:name="T10" style:family="text">
      <style:text-properties officeooo:rsid="0005956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pan text:style-name="T1">8</text:span></text:span><text:span text:style-name="Strong_20_Emphasis">. Recursos del Proyecto</text:span></text:h>
      <text:p text:style-name="Text_20_body">En esta sección se describen los recursos humanos, materiales, tecnológicos y económicos necesarios para el desarrollo del sistema predictivo de Mus. El objetivo es garantizar que el proyecto disponga de las capacidades y herramientas necesarias para su correcta ejecución conforme a las metodologías de Ingeniería del Software.</text:p>
      <text:h text:style-name="Heading_20_1" text:outline-level="1"><text:span text:style-name="Strong_20_Emphasis"><text:span text:style-name="T1">8</text:span></text:span><text:span text:style-name="Strong_20_Emphasis">.1. Equipo de trabajo: roles y responsabilidades</text:span></text:h>
      <text:p text:style-name="Text_20_body">El equipo del proyecto está compuesto por diferentes perfiles que asumen roles específicos para asegurar un desarrollo equilibrado y una correcta gestión del ciclo de vida del software. A continuación, se detalla la organización del equipo y las responsabilidades de cada rol.</text:p>
      <text:h text:style-name="Heading_20_2" text:outline-level="2"><text:span text:style-name="Strong_20_Emphasis">4.1.1. Jefe de Proyecto (Project Manager)</text:span></text:h>
      <text:p text:style-name="Text_20_body">El Jefe de Proyecto se encarga de:</text:p>
      <text:list text:style-name="L1">
        <text:list-item>
          <text:p text:style-name="P1">Planificar, coordinar y supervisar todas las fases del proyecto.</text:p>
        </text:list-item>
        <text:list-item>
          <text:p text:style-name="P1">Establecer el cronograma de actividades y velar por su cumplimiento.</text:p>
        </text:list-item>
        <text:list-item>
          <text:p text:style-name="P1">Gestionar riesgos, resolver conflictos y asignar recursos.</text:p>
        </text:list-item>
        <text:list-item>
          <text:p text:style-name="P1">Actuar como interlocutor entre el equipo y el profesor/cliente.</text:p>
        </text:list-item>
        <text:list-item>
          <text:p text:style-name="P1">Asegurar la calidad del producto final y la correcta entrega de documentación.</text:p>
        </text:list-item>
      </text:list>
      <text:h text:style-name="Heading_20_2" text:outline-level="2"><text:span text:style-name="Strong_20_Emphasis"><text:span text:style-name="T1">8</text:span></text:span><text:span text:style-name="Strong_20_Emphasis">.1.2. Analista de Requisitos</text:span></text:h>
      <text:p text:style-name="Text_20_body">Responsable de comprender en profundidad las necesidades del usuario y del juego del Mus. Entre sus funciones:</text:p>
      <text:list text:style-name="L2">
        <text:list-item>
          <text:p text:style-name="P2">Recolección y análisis de requisitos funcionales y no funcionales.</text:p>
        </text:list-item>
        <text:list-item>
          <text:p text:style-name="P2">Entrevistas e inspección de reglas del juego y estrategias.</text:p>
        </text:list-item>
        <text:list-item>
          <text:p text:style-name="P2">Elaboración de documentos de especificación, casos de uso y criterios de aceptación.</text:p>
        </text:list-item>
        <text:list-item>
          <text:p text:style-name="P2">Colaboración con <text:span text:style-name="T1">el Ingeniero de Pruebas</text:span> para validar requisitos mediante pruebas.</text:p>
        </text:list-item>
      </text:list>
      <text:h text:style-name="Heading_20_2" text:outline-level="2"><text:span text:style-name="Strong_20_Emphasis"><text:span text:style-name="T1">8</text:span></text:span><text:span text:style-name="Strong_20_Emphasis">.1.3. Arquitecto de Software</text:span></text:h>
      <text:p text:style-name="Text_20_body">Perfil encargado del diseño estructural del sistema:</text:p>
      <text:list text:style-name="L3">
        <text:list-item>
          <text:p text:style-name="P3">Definición de la arquitectura global (<text:span text:style-name="T1">como la </text:span>cliente-servidor).</text:p>
        </text:list-item>
        <text:list-item>
          <text:p text:style-name="P3">Selección de tecnologías (<text:span text:style-name="T1">como las </text:span>bases de datos).</text:p>
        </text:list-item>
        <text:list-item>
          <text:p text:style-name="P3">Diseño de patrones de comunicación (<text:span text:style-name="T1">como los </text:span>controladores).</text:p>
        </text:list-item>
        <text:list-item>
          <text:p text:style-name="P3">Establecimiento de estándares de desarrollo y buenas prácticas.</text:p>
        </text:list-item>
      </text:list>
      <text:h text:style-name="Heading_20_2" text:outline-level="2"><text:soft-page-break/><text:span text:style-name="Strong_20_Emphasis"><text:span text:style-name="T1">8</text:span></text:span><text:span text:style-name="Strong_20_Emphasis">.1.4. Desarrolladores </text:span></text:h>
      <text:h text:style-name="Heading_20_3" text:outline-level="3"><text:span text:style-name="Strong_20_Emphasis">a) Desarrollador </text:span><text:span text:style-name="Strong_20_Emphasis"><text:span text:style-name="T1">tipo 1 </text:span></text:span></text:h>
      <text:list text:style-name="L4">
        <text:list-item>
          <text:p text:style-name="P4">Implementación de la interfaz de usuario.</text:p>
        </text:list-item>
        <text:list-item>
          <text:p text:style-name="P4">Integración con <text:span text:style-name="T1">librerías externas</text:span>.</text:p>
        </text:list-item>
        <text:list-item>
          <text:p text:style-name="P4">Diseño responsivo, accesibilidad y experiencia de usuario.</text:p>
        </text:list-item>
        <text:list-item>
          <text:p text:style-name="P4">Creación de componentes reutilizables y mantenimiento del código.</text:p>
        </text:list-item>
      </text:list>
      <text:h text:style-name="Heading_20_3" text:outline-level="3"><text:span text:style-name="Strong_20_Emphasis">b) Desarrollador </text:span><text:span text:style-name="Strong_20_Emphasis"><text:span text:style-name="T1">tipo 2</text:span></text:span></text:h>
      <text:list text:style-name="L5">
        <text:list-item>
          <text:p text:style-name="P5">Implementación de la lógica de negocio.</text:p>
        </text:list-item>
        <text:list-item>
          <text:p text:style-name="P5">Creación y mantenimiento de servicios.</text:p>
        </text:list-item>
        <text:list-item>
          <text:p text:style-name="P5">Gestión de seguridad, validación y control de sesiones.</text:p>
        </text:list-item>
        <text:list-item>
          <text:p text:style-name="P5">Manejo de la base de datos, consultas y modelos.</text:p>
        </text:list-item>
      </text:list>
      <text:h text:style-name="Heading_20_3" text:outline-level="3"><text:span text:style-name="Strong_20_Emphasis">c) Desarrollador </text:span><text:span text:style-name="Strong_20_Emphasis"><text:span text:style-name="T1">tipo 3</text:span></text:span></text:h>
      <text:list text:style-name="L6">
        <text:list-item>
          <text:p text:style-name="P6">Investigación de estrategias y probabilidades del Mus.</text:p>
        </text:list-item>
        <text:list-item>
          <text:p text:style-name="P6">Entrenamiento de modelos estadísticos o <text:span text:style-name="T1">de desarrollo de IA</text:span>.</text:p>
        </text:list-item>
        <text:list-item>
          <text:p text:style-name="P6">Simulación de partidas para generar datos adicionales.</text:p>
        </text:list-item>
        <text:list-item>
          <text:p text:style-name="P6">Integración del motor de predicción.</text:p>
        </text:list-item>
        <text:list-item>
          <text:p text:style-name="P6">Ajuste y evaluación del rendimiento del modelo.</text:p>
        </text:list-item>
      </text:list>
      <text:h text:style-name="Heading_20_2" text:outline-level="2"><text:span text:style-name="Strong_20_Emphasis"><text:span text:style-name="T1">8</text:span></text:span><text:span text:style-name="Strong_20_Emphasis">.1.5. Administrador de Base de Datos / Ingeniero de Datos</text:span></text:h>
      <text:p text:style-name="Text_20_body">Encargado de:</text:p>
      <text:list text:style-name="L7">
        <text:list-item>
          <text:p text:style-name="P7">Diseñar el modelo de datos: tablas, relaciones, índices y restricciones.</text:p>
        </text:list-item>
        <text:list-item>
          <text:p text:style-name="P7">Garantizar la integridad de la información.</text:p>
        </text:list-item>
        <text:list-item>
          <text:p text:style-name="P7">Preparar <text:span text:style-name="T1">inserts y consultas</text:span> para análisis y entrenamiento del modelo predictivo.</text:p>
        </text:list-item>
        <text:list-item>
          <text:p text:style-name="P7">Optimizar consultas SQL y gestionar copias de seguridad.</text:p>
        </text:list-item>
      </text:list>
      <text:h text:style-name="Heading_20_2" text:outline-level="2"><text:span text:style-name="Strong_20_Emphasis"><text:span text:style-name="T1">8</text:span></text:span><text:span text:style-name="Strong_20_Emphasis">.1.6. Ingeniero de Pruebas </text:span></text:h>
      <text:p text:style-name="Text_20_body">Responsabilidades:</text:p>
      <text:list text:style-name="L8">
        <text:list-item>
          <text:p text:style-name="P8">Diseñar y ejecutar pruebas unitarias, funcionales, de integración y de sistema.</text:p>
        </text:list-item>
        <text:list-item>
          <text:p text:style-name="P8">Validar el correcto cumplimiento de los requisitos.</text:p>
        </text:list-item>
        <text:list-item>
          <text:p text:style-name="P8">Documentar incidencias y hacer seguimiento de correcciones.</text:p>
        </text:list-item>
        <text:list-item>
          <text:p text:style-name="P8">Elaborar informes de calidad y métricas finales.</text:p>
        </text:list-item>
      </text:list>
      <text:h text:style-name="Heading_20_2" text:outline-level="2"><text:soft-page-break/><text:span text:style-name="Strong_20_Emphasis"><text:span text:style-name="T1">8</text:span></text:span><text:span text:style-name="Strong_20_Emphasis">.1.7. Responsable de Documentación y Control de Versiones</text:span></text:h>
      <text:p text:style-name="Text_20_body">Se ocupa de que toda la información generada en el proyecto esté correctamente registrada y organizada:</text:p>
      <text:list text:style-name="L9">
        <text:list-item>
          <text:p text:style-name="P9">Redacción de documentos técnicos, manuales de usuario y anexos.</text:p>
        </text:list-item>
        <text:list-item>
          <text:p text:style-name="P9">Uso de herramientas como Git para controlar versiones del proyecto.</text:p>
        </text:list-item>
        <text:list-item>
          <text:p text:style-name="P9">Organización de entre<text:span text:style-name="T1">gas de versiones</text:span> parciales y finales.</text:p>
        </text:list-item>
      </text:list>
      <text:h text:style-name="Heading_20_1" text:outline-level="1"><text:span text:style-name="Strong_20_Emphasis"><text:span text:style-name="T1">8</text:span></text:span><text:span text:style-name="Strong_20_Emphasis">.2. Recursos materiales y tecnológicos</text:span></text:h>
      <text:p text:style-name="Text_20_body">Los recursos del proyecto incluyen tanto hardware como software esencial para el desarrollo, pruebas y despliegue de la aplicación.</text:p>
      <text:h text:style-name="Heading_20_2" text:outline-level="2"><text:span text:style-name="Strong_20_Emphasis"><text:span text:style-name="T1">8</text:span></text:span><text:span text:style-name="Strong_20_Emphasis">.2.1. Recursos Hardware</text:span></text:h>
      <text:list text:style-name="L10">
        <text:list-item>
          <text:p text:style-name="P10"><text:span text:style-name="Strong_20_Emphasis">Equipos de desarrollo</text:span>: Ordenadores portátiles o de sobremesa con procesadores de al menos 4 núcleos, 8–16 GB de RAM y almacenamiento SSD.</text:p>
        </text:list-item>
        <text:list-item>
          <text:p text:style-name="P10"><text:span text:style-name="Strong_20_Emphasis">Periféricos</text:span>: ratón, teclado, auriculares y otros elementos necesarios para la comunicación y productividad.</text:p>
        </text:list-item>
        <text:list-item>
          <text:p text:style-name="P10"><text:span text:style-name="Strong_20_Emphasis">Servidor de pruebas o despliegue</text:span>:</text:p>
          <text:list>
            <text:list-item>
              <text:p text:style-name="P10">Opción en la nube (AWS, Azure, Render, Heroku).</text:p>
            </text:list-item>
          </text:list>
        </text:list-item>
      </text:list>
      <text:p text:style-name="Text_20_body">Este hardware permite ejecutar entornos de desarrollo y pruebas del modelo predictivo sin limitaciones técnicas.</text:p>
      <text:h text:style-name="Heading_20_2" text:outline-level="2"><text:span text:style-name="Strong_20_Emphasis"><text:span text:style-name="T2">8</text:span></text:span><text:span text:style-name="Strong_20_Emphasis">.2.2. Recursos Software</text:span></text:h>
      <text:h text:style-name="Heading_20_3" text:outline-level="3"><text:span text:style-name="Strong_20_Emphasis">Herramientas de gestión del proyecto</text:span></text:h>
      <text:list text:style-name="L11">
        <text:list-item>
          <text:p text:style-name="P11"><text:span text:style-name="Strong_20_Emphasis">GitHub </text:span>para planificación y seguimiento ágil (Scrum / Kanban).</text:p>
        </text:list-item>
        <text:list-item>
          <text:p text:style-name="P11"><text:span text:style-name="Strong_20_Emphasis">Microsoft Teams, </text:span><text:span text:style-name="Strong_20_Emphasis"><text:span text:style-name="T2">Google Meet</text:span></text:span><text:span text:style-name="Strong_20_Emphasis"> o Discord</text:span> para comunicación interna y reuniones.</text:p>
        </text:list-item>
      </text:list>
      <text:h text:style-name="Heading_20_3" text:outline-level="3"><text:span text:style-name="Strong_20_Emphasis">Entornos de desarrollo </text:span></text:h>
      <text:list text:style-name="L12">
        <text:list-item>
          <text:p text:style-name="P12">Visual Studio Code</text:p>
        </text:list-item>
        <text:list-item>
          <text:p text:style-name="P12">PyCharm</text:p>
        </text:list-item>
        <text:list-item>
          <text:p text:style-name="P13">Eclipse</text:p>
        </text:list-item>
        <text:list-item>
          <text:p text:style-name="P13">Oracle</text:p>
        </text:list-item>
        <text:list-item>
          <text:p text:style-name="P13">SQL developer</text:p>
          <text:p text:style-name="P13"/>
        </text:list-item>
      </text:list>
      <text:h text:style-name="Heading_20_3" text:outline-level="3"><text:soft-page-break/><text:span text:style-name="Strong_20_Emphasis">Tecnologías de programación</text:span></text:h>
      <text:list text:style-name="L13">
        <text:list-item>
          <text:p text:style-name="P14">Lo que ve el usuario</text:p>
          <text:list>
            <text:list-item>
              <text:p text:style-name="P15">Uso de herramientas como Vue, Angular...</text:p>
            </text:list-item>
          </text:list>
        </text:list-item>
        <text:list-item>
          <text:p text:style-name="P14">Lo que sucede por detras (dentro del programa)</text:p>
          <text:list>
            <text:list-item>
              <text:p text:style-name="P16">Uso de progrmas como Visual Studio, Node.js, Phyton...</text:p>
            </text:list-item>
          </text:list>
        </text:list-item>
        <text:list-item>
          <text:p text:style-name="P17"><text:span text:style-name="Strong_20_Emphasis">Modelo Predictivo</text:span>: </text:p>
          <text:list>
            <text:list-item>
              <text:p text:style-name="P17">NumPy, Pandas</text:p>
            </text:list-item>
            <text:list-item>
              <text:p text:style-name="P17">Scikit-learn</text:p>
            </text:list-item>
            <text:list-item>
              <text:p text:style-name="P17">TensorFlow o PyTorch (opcional)</text:p>
            </text:list-item>
          </text:list>
        </text:list-item>
      </text:list>
      <text:h text:style-name="Heading_20_3" text:outline-level="3"><text:span text:style-name="Strong_20_Emphasis">Bases de datos</text:span></text:h>
      <text:list text:style-name="L14">
        <text:list-item>
          <text:p text:style-name="P18">SQL Developer </text:p>
        </text:list-item>
        <text:list-item>
          <text:p text:style-name="P19">PostgreSQL </text:p>
        </text:list-item>
        <text:list-item>
          <text:p text:style-name="P19">MySQL </text:p>
        </text:list-item>
      </text:list>
      <text:h text:style-name="Heading_20_3" text:outline-level="3"><text:span text:style-name="Strong_20_Emphasis">Control de versiones</text:span></text:h>
      <text:list text:style-name="L15">
        <text:list-item>
          <text:p text:style-name="P20">Git + GitHub/GitLab</text:p>
        </text:list-item>
        <text:list-item>
          <text:p text:style-name="P20">Repositorio central para control de versiones</text:p>
        </text:list-item>
      </text:list>
      <text:h text:style-name="Heading_20_3" text:outline-level="3"><text:span text:style-name="Strong_20_Emphasis">Diseño y documentación técnica</text:span></text:h>
      <text:list text:style-name="L16">
        <text:list-item>
          <text:p text:style-name="P21">Draw.io, Lucidchart o Figma para diagramas</text:p>
        </text:list-item>
        <text:list-item>
          <text:p text:style-name="P21">Word, LaTeX, <text:span text:style-name="T2">Writter</text:span> o Markdown para documentación</text:p>
        </text:list-item>
        <text:list-item>
          <text:p text:style-name="P21">Swagger / OpenAPI para documentación de la<text:span text:style-name="T2">s librerias/APIs</text:span></text:p>
        </text:list-item>
      </text:list>
      <text:h text:style-name="Heading_20_3" text:outline-level="3"><text:span text:style-name="Strong_20_Emphasis">Plataformas de despliegue</text:span></text:h>
      <text:list text:style-name="L17">
        <text:list-item>
          <text:p text:style-name="P22">Render, Railway, Vercel o Netlify para <text:span text:style-name="T2">lo que ve el usuario</text:span></text:p>
        </text:list-item>
        <text:list-item>
          <text:p text:style-name="P22">AWS EC2, Heroku o servicios gratuitos para <text:span text:style-name="T2">lo que esta dentro del programa</text:span></text:p>
        </text:list-item>
      </text:list>
      <text:h text:style-name="Heading_20_1" text:outline-level="1"><text:span text:style-name="Strong_20_Emphasis"><text:span text:style-name="T2">8</text:span></text:span><text:span text:style-name="Strong_20_Emphasis">.3. Presupuesto estimado</text:span></text:h>
      <text:p text:style-name="Text_20_body"><text:span text:style-name="T2">S</text:span>e presenta un presupuesto aproximado basado en valores reales del mercado <text:span text:style-name="T2">y </text:span>proyectos profesionales.</text:p>
      <text:h text:style-name="Heading_20_2" text:outline-level="2"><text:span text:style-name="Strong_20_Emphasis"><text:span text:style-name="T2">8</text:span></text:span><text:span text:style-name="Strong_20_Emphasis">.3.1. Costes de personal</text:span></text:h>
      <text:p text:style-name="Text_20_body">Se estima que el equipo está formado por <text:span text:style-name="T3">9</text:span> miembros, trabajando aproximadamente <text:span text:style-name="T3">1</text:span><text:span text:style-name="T4">44</text:span><text:span text:style-name="T3">0</text:span> horas <text:span text:style-name="T3">(</text:span><text:span text:style-name="T4">8</text:span><text:span text:style-name="T3"> horas al día)</text:span> cada uno, valoradas a<text:span text:style-name="T5"> </text:span><text:span text:style-name="Strong_20_Emphasis"><text:span text:style-name="T5">15 €/hora</text:span></text:span><text:span text:style-name="T5"> </text:span>(tarifa estándar para trabajos técnicos de formación universitaria).</text:p>
      <text:list text:style-name="L18">
        <text:list-item>
          <text:p text:style-name="P23"><text:soft-page-break/><text:span text:style-name="Strong_20_Emphasis">Coste total de personal</text:span>:<text:line-break/><text:span text:style-name="T3">9</text:span> personas × 1<text:span text:style-name="T3">44</text:span>0 horas × 15 €/hora = <text:span text:style-name="T6">172.8</text:span><text:span text:style-name="Strong_20_Emphasis"><text:span text:style-name="T5">0</text:span></text:span><text:span text:style-name="Strong_20_Emphasis">0 €</text:span></text:p>
        </text:list-item>
      </text:list>
      <text:h text:style-name="Heading_20_2" text:outline-level="2"><text:span text:style-name="Strong_20_Emphasis"><text:span text:style-name="T2">8</text:span></text:span><text:span text:style-name="Strong_20_Emphasis">.3.2. Costes de software y licencias</text:span></text:h>
      <text:p text:style-name="Text_20_body">La mayoría de herramientas empleadas tienen versiones gratuitas, pero se consideran posibles costes adicionales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Recurso</text:p>
            </table:table-cell>
            <table:table-cell table:style-name="Tabla1.A1" office:value-type="string">
              <text:p text:style-name="Table_20_Heading">Coste estimado</text:p>
            </table:table-cell>
          </table:table-row>
        </table:table-header-rows>
        <table:table-row>
          <table:table-cell table:style-name="Tabla1.A1" office:value-type="string">
            <text:p text:style-name="Table_20_Contents">Licencia Figma Pro (3 meses)</text:p>
          </table:table-cell>
          <table:table-cell table:style-name="Tabla1.A1" office:value-type="string">
            <text:p text:style-name="Table_20_Contents">36 €</text:p>
          </table:table-cell>
        </table:table-row>
        <table:table-row>
          <table:table-cell table:style-name="Tabla1.A1" office:value-type="string">
            <text:p text:style-name="Table_20_Contents">Licencia Jira (plan estándar)</text:p>
          </table:table-cell>
          <table:table-cell table:style-name="Tabla1.A1" office:value-type="string">
            <text:p text:style-name="Table_20_Contents">30 €</text:p>
          </table:table-cell>
        </table:table-row>
        <table:table-row>
          <table:table-cell table:style-name="Tabla1.A1" office:value-type="string">
            <text:p text:style-name="Table_20_Contents">Herramientas auxiliares</text:p>
          </table:table-cell>
          <table:table-cell table:style-name="Tabla1.A1" office:value-type="string">
            <text:p text:style-name="Table_20_Contents">50–100 €</text:p>
          </table:table-cell>
        </table:table-row>
      </table:table>
      <text:p text:style-name="Text_20_body"><text:span text:style-name="Strong_20_Emphasis">Total estimado licencias:</text:span> <text:span text:style-name="Strong_20_Emphasis">120–170 €</text:span><text:line-break/>(Se utilizará una estimación media de <text:span text:style-name="Strong_20_Emphasis">150 € </text:span><text:span text:style-name="Strong_20_Emphasis"><text:span text:style-name="T3">por</text:span></text:span><text:span text:style-name="Strong_20_Emphasis"><text:span text:style-name="T7"> persona</text:span></text:span><text:span text:style-name="T8">)</text:span></text:p>
      <text:h text:style-name="Heading_20_2" text:outline-level="2"><text:span text:style-name="Strong_20_Emphasis"><text:span text:style-name="T2">8</text:span></text:span><text:span text:style-name="Strong_20_Emphasis">.3.3. Costes de infraestructura</text:span></text:h>
      <text:p text:style-name="Text_20_body">Para el entorno de despliegue y pruebas se contemplan opciones en la nube:</text:p>
      <text:list text:style-name="L19">
        <text:list-item>
          <text:p text:style-name="P24">Servidor virtual básico: 10<text:span text:style-name="T3">0</text:span> €/mes</text:p>
        </text:list-item>
        <text:list-item>
          <text:p text:style-name="P24">Duración estimada del proyecto: <text:span text:style-name="T3">6</text:span> meses</text:p>
        </text:list-item>
      </text:list>
      <text:p text:style-name="Text_20_body"><text:span text:style-name="Strong_20_Emphasis">Coste estimado infraestructura:</text:span><text:line-break/>10<text:span text:style-name="T3">0</text:span> €/mes × <text:span text:style-name="T3">6</text:span> = <text:span text:style-name="Strong_20_Emphasis"><text:span text:style-name="T3">6</text:span></text:span><text:span text:style-name="Strong_20_Emphasis">0</text:span><text:span text:style-name="Strong_20_Emphasis"><text:span text:style-name="T3">0</text:span></text:span><text:span text:style-name="Strong_20_Emphasis"> €</text:span></text:p>
      <text:h text:style-name="Heading_20_2" text:outline-level="2"><text:span text:style-name="Strong_20_Emphasis"><text:span text:style-name="T2">8</text:span></text:span><text:span text:style-name="Strong_20_Emphasis">.3.4. Costes indirectos</text:span></text:h>
      <text:p text:style-name="Text_20_body">Incluyen electricidad, conexión a internet, dispositivos personales, pequeños imprevistos y material fungible.</text:p>
      <text:p text:style-name="Text_20_body"><text:span text:style-name="Strong_20_Emphasis">Coste estimado:</text:span> <text:span text:style-name="T3">7</text:span><text:span text:style-name="Strong_20_Emphasis">00 €</text:span></text:p>
      <text:h text:style-name="P25" text:outline-level="2"><text:span text:style-name="Strong_20_Emphasis"><text:span text:style-name="T2">8</text:span></text:span><text:span text:style-name="Strong_20_Emphasis">.3.</text:span><text:span text:style-name="Strong_20_Emphasis"><text:span text:style-name="T3">6</text:span></text:span><text:span text:style-name="Strong_20_Emphasis">. </text:span><text:span text:style-name="Strong_20_Emphasis"><text:span text:style-name="T3">Equipos informáticos </text:span></text:span></text:h>
      <text:p text:style-name="P26"><text:span text:style-name="Strong_20_Emphasis"><text:span text:style-name="T9">Equipos y tecnología necesaria para la realización del proyecto y su implementación. Se usaran ordenadores y portátiles principalmente.</text:span></text:span></text:p>
      <text:p text:style-name="P26"><text:span text:style-name="Strong_20_Emphasis"><text:span text:style-name="T7">Coste estimado:</text:span></text:span></text:p>
      <text:p text:style-name="P26"><text:span text:style-name="Strong_20_Emphasis"><text:span text:style-name="T9">900 €/equipo × 9 = </text:span></text:span><text:span text:style-name="Strong_20_Emphasis"><text:span text:style-name="T7">8100€</text:span></text:span></text:p>
      <text:p text:style-name="P26"><text:span text:style-name="Strong_20_Emphasis"><text:span text:style-name="T7"/></text:span></text:p>
      <text:p text:style-name="P26"><text:span text:style-name="Strong_20_Emphasis"><text:span text:style-name="T7"/></text:span></text:p>
      <text:p text:style-name="P26"><text:span text:style-name="Strong_20_Emphasis"><text:span text:style-name="T7"/></text:span></text:p>
      <text:p text:style-name="P26"><text:span text:style-name="Strong_20_Emphasis"><text:span text:style-name="T7"/></text:span></text:p>
      <text:h text:style-name="Heading_20_2" text:outline-level="2"><text:soft-page-break/><text:span text:style-name="Strong_20_Emphasis"><text:span text:style-name="T2">8</text:span></text:span><text:span text:style-name="Strong_20_Emphasis">.3.5. Presupuesto total</text:span>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Concepto</text:p>
            </table:table-cell>
            <table:table-cell table:style-name="Tabla2.A1" office:value-type="string">
              <text:p text:style-name="Table_20_Heading">Coste</text:p>
            </table:table-cell>
          </table:table-row>
        </table:table-header-rows>
        <table:table-row>
          <table:table-cell table:style-name="Tabla2.A1" office:value-type="string">
            <text:p text:style-name="Table_20_Contents">Personal</text:p>
          </table:table-cell>
          <table:table-cell table:style-name="Tabla2.A1" office:value-type="string">
            <text:p text:style-name="Table_20_Contents"><text:span text:style-name="T4">172</text:span>.<text:span text:style-name="T4">8</text:span>0<text:span text:style-name="T10">0</text:span> €</text:p>
          </table:table-cell>
        </table:table-row>
        <table:table-row>
          <table:table-cell table:style-name="Tabla2.A1" office:value-type="string">
            <text:p text:style-name="P27">Equipos informáticos</text:p>
          </table:table-cell>
          <table:table-cell table:style-name="Tabla2.A1" office:value-type="string">
            <text:p text:style-name="P27">8.<text:span text:style-name="T3">1</text:span>00 €</text:p>
          </table:table-cell>
        </table:table-row>
        <table:table-row>
          <table:table-cell table:style-name="Tabla2.A1" office:value-type="string">
            <text:p text:style-name="Table_20_Contents">Software y licencias</text:p>
          </table:table-cell>
          <table:table-cell table:style-name="Tabla2.A1" office:value-type="string">
            <text:p text:style-name="Table_20_Contents"><text:span text:style-name="T3">1.3</text:span>50 €</text:p>
          </table:table-cell>
        </table:table-row>
        <table:table-row>
          <table:table-cell table:style-name="Tabla2.A1" office:value-type="string">
            <text:p text:style-name="Table_20_Contents">Infraestructura</text:p>
          </table:table-cell>
          <table:table-cell table:style-name="Tabla2.A1" office:value-type="string">
            <text:p text:style-name="Table_20_Contents"><text:span text:style-name="T3">6</text:span>0<text:span text:style-name="T10">0</text:span> €</text:p>
          </table:table-cell>
        </table:table-row>
        <table:table-row>
          <table:table-cell table:style-name="Tabla2.A1" office:value-type="string">
            <text:p text:style-name="Table_20_Contents">Costes indirectos</text:p>
          </table:table-cell>
          <table:table-cell table:style-name="Tabla2.A1" office:value-type="string">
            <text:p text:style-name="Table_20_Contents"><text:span text:style-name="T10">7</text:span>00 €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Total estimado del proyecto</text:span></text:p>
          </table:table-cell>
          <table:table-cell table:style-name="Tabla2.A1" office:value-type="string">
            <text:p text:style-name="Table_20_Contents"><text:span text:style-name="Strong_20_Emphasis"><text:span text:style-name="T4">1</text:span></text:span><text:span text:style-name="Strong_20_Emphasis"><text:span text:style-name="T10">8</text:span></text:span><text:span text:style-name="Strong_20_Emphasis"><text:span text:style-name="T4">3</text:span></text:span><text:span text:style-name="Strong_20_Emphasis">.</text:span><text:span text:style-name="Strong_20_Emphasis"><text:span text:style-name="T4">5</text:span></text:span><text:span text:style-name="Strong_20_Emphasis"><text:span text:style-name="T10">5</text:span></text:span><text:span text:style-name="Strong_20_Emphasis">0 €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6:12:36.831706400</meta:creation-date>
    <dc:date>2025-12-08T20:07:39.991281000</dc:date>
    <meta:editing-duration>PT14M13S</meta:editing-duration>
    <meta:editing-cycles>4</meta:editing-cycles>
    <meta:generator>LibreOffice/25.2.7.2$Windows_X86_64 LibreOffice_project/5cbfd1ab6520636bb5f7b99185aa69bd7456825d</meta:generator>
    <meta:document-statistic meta:table-count="2" meta:image-count="0" meta:object-count="0" meta:page-count="6" meta:paragraph-count="142" meta:word-count="1053" meta:character-count="6776" meta:non-whitespace-character-count="5928"/>
  </office:meta>
</office:document-meta>
</file>